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136.24mm"/>
    </style:style>
    <style:style style:name="co4" style:family="table-column">
      <style:table-column-properties fo:break-before="auto" style:column-width="93.22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scal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N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table:style-name="Default" office:value-type="string" calcext:value-type="string">
            <text:p>33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style-name="Default"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 TH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2_odds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_evens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V7@450mAh</text:p>
          </table:table-cell>
          <table:table-cell office:value-type="string" calcext:value-type="string">
            <text:p>kicad-lib:1-LIPO-4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ower_module_J5019</text:p>
          </table:table-cell>
          <table:table-cell office:value-type="string" calcext:value-type="string">
            <text:p>kicad-lib:J5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B160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diodes.com/_files/datasheets/ds23022.pdf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12.34mm_W7.62mm_P2.5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Default"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Default"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BZ2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Piher_PT-10-V10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table:style-name="Default"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table:style-name="Default"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F33ABDT</text:p>
          </table:table-cell>
          <table:table-cell office:value-type="string" calcext:value-type="string">
            <text:p>kicad-lib:LF33AB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CM7</text:p>
          </table:table-cell>
          <table:table-cell office:value-type="string" calcext:value-type="string">
            <text:p>kicad-lib:CME7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35RAPC4BHN2</text:p>
          </table:table-cell>
          <table:table-cell office:value-type="string" calcext:value-type="string">
            <text:p>kicad-lib:35RAPC4BHN2</text:p>
          </table:table-cell>
          <table:table-cell office:value-type="string" calcext:value-type="string">
            <text:p>Switchcraft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table:style-name="Default"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table:style-name="Default"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table:style-name="Default"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table:style-name="Default"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13T01:17:30.200269440</dc:date>
    <meta:editing-duration>PT23M9S</meta:editing-duration>
    <meta:editing-cycles>6</meta:editing-cycles>
    <meta:document-statistic meta:table-count="1" meta:cell-count="408" meta:object-count="0"/>
  </office:meta>
</office:document-meta>
</file>